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1LVL2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family="paragraph">
      <style:paragraph-properties fo:break-before="page" fo:margin-left="0.3937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ListParagraph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ListParagraph" style:list-style-name="LFO3" style:family="paragraph"/>
    <style:style style:name="P4" style:parent-style-name="ListParagraph" style:family="paragraph">
      <style:paragraph-properties fo:margin-left="0.3937in">
        <style:tab-stops/>
      </style:paragraph-properties>
    </style:style>
    <style:style style:name="P5" style:parent-style-name="ListParagraph" style:list-style-name="LFO3" style:family="paragraph"/>
    <style:style style:name="P6" style:parent-style-name="ListParagraph" style:list-style-name="LFO3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family="paragraph">
      <style:paragraph-properties fo:margin-left="1in">
        <style:tab-stops/>
      </style:paragraph-properties>
    </style:style>
    <style:style style:name="P12" style:parent-style-name="ListParagraph" style:list-style-name="LFO3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list-style-name="LFO5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list-style-name="LFO5" style:family="paragraph"/>
    <style:style style:name="P19" style:parent-style-name="ListParagraph" style:family="paragraph">
      <style:paragraph-properties fo:margin-left="1in">
        <style:tab-stops/>
      </style:paragraph-properties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list-style-name="LFO6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family="paragraph">
      <style:paragraph-properties fo:margin-left="1in">
        <style:tab-stops/>
      </style:paragraph-properties>
    </style:style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family="paragraph">
      <style:paragraph-properties fo:margin-left="1in">
        <style:tab-stops/>
      </style:paragraph-properties>
    </style:style>
    <style:style style:name="P28" style:parent-style-name="ListParagraph" style:family="paragraph">
      <style:paragraph-properties fo:margin-left="1in">
        <style:tab-stops/>
      </style:paragraph-properties>
    </style:style>
    <style:style style:name="P29" style:parent-style-name="ListParagraph" style:list-style-name="LFO3" style:family="paragraph"/>
    <style:style style:name="P30" style:parent-style-name="ListParagraph" style:family="paragraph">
      <style:paragraph-properties fo:margin-left="1in">
        <style:tab-stops/>
      </style:paragraph-properties>
    </style:style>
    <style:style style:name="P31" style:parent-style-name="ListParagraph" style:family="paragraph">
      <style:paragraph-properties fo:margin-left="1in">
        <style:tab-stops/>
      </style:paragraph-properties>
    </style:style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Normal" style:family="paragraph">
      <style:paragraph-properties fo:margin-left="1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margin-left="1in">
        <style:tab-stops/>
      </style:paragraph-properties>
    </style:style>
    <style:style style:name="P36" style:parent-style-name="ListParagraph" style:family="paragraph">
      <style:paragraph-properties fo:margin-left="1in">
        <style:tab-stops/>
      </style:paragraph-properties>
    </style:style>
    <style:style style:name="P37" style:parent-style-name="ListParagraph" style:family="paragraph">
      <style:paragraph-properties fo:margin-left="1in">
        <style:tab-stops/>
      </style:paragraph-properties>
    </style:style>
    <style:style style:name="P38" style:parent-style-name="ListParagraph" style:family="paragraph">
      <style:paragraph-properties fo:margin-left="1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9" style:parent-style-name="ListParagraph" style:family="paragraph">
      <style:paragraph-properties fo:margin-left="1in">
        <style:tab-stops/>
      </style:paragraph-properties>
    </style:style>
    <style:style style:name="P40" style:parent-style-name="ListParagraph" style:family="paragraph">
      <style:paragraph-properties fo:margin-left="1in">
        <style:tab-stops/>
      </style:paragraph-properties>
    </style:style>
    <style:style style:name="P41" style:parent-style-name="ListParagraph" style:family="paragraph">
      <style:paragraph-properties fo:margin-left="1in">
        <style:tab-stops/>
      </style:paragraph-properties>
    </style:style>
    <style:style style:name="P42" style:parent-style-name="ListParagraph" style:list-style-name="LFO3" style:family="paragraph"/>
    <style:style style:name="P43" style:parent-style-name="ListParagraph" style:family="paragraph">
      <style:paragraph-properties fo:text-indent="0.5in"/>
    </style:style>
    <style:style style:name="P44" style:parent-style-name="ListParagraph" style:family="paragraph">
      <style:paragraph-properties fo:margin-left="1in">
        <style:tab-stops/>
      </style:paragraph-properties>
    </style:style>
    <style:style style:name="P45" style:parent-style-name="ListParagraph" style:family="paragraph">
      <style:paragraph-properties fo:margin-left="1in">
        <style:tab-stops/>
      </style:paragraph-properties>
    </style:style>
    <style:style style:name="P46" style:parent-style-name="ListParagraph" style:list-style-name="LFO3" style:family="paragraph"/>
    <style:style style:name="P47" style:parent-style-name="Normal" style:family="paragraph">
      <style:paragraph-properties fo:margin-left="1in">
        <style:tab-stops/>
      </style:paragraph-properties>
    </style:style>
    <style:style style:name="P4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ListParagraph" style:list-style-name="LFO3" style:family="paragraph"/>
    <style:style style:name="P50" style:parent-style-name="ListParagraph" style:family="paragraph">
      <style:text-properties fo:color="#70AD47"/>
    </style:style>
    <style:style style:name="P51" style:parent-style-name="ListParagraph" style:family="paragraph">
      <style:text-properties fo:color="#70AD47"/>
    </style:style>
    <style:style style:name="P52" style:parent-style-name="ListParagraph" style:list-style-name="LFO3" style:family="paragraph"/>
    <style:style style:name="P53" style:parent-style-name="ListParagraph" style:family="paragraph">
      <style:text-properties fo:color="#70AD47"/>
    </style:style>
    <style:style style:name="P54" style:parent-style-name="ListParagraph" style:family="paragraph">
      <style:text-properties fo:color="#70AD47"/>
    </style:style>
    <style:style style:name="P55" style:parent-style-name="Normal" style:family="paragraph">
      <style:paragraph-properties fo:margin-left="0.5in">
        <style:tab-stops/>
      </style:paragraph-properties>
    </style:style>
    <style:style style:name="T56" style:parent-style-name="DefaultParagraphFont" style:family="text">
      <style:text-properties fo:language="nn" fo:country="NO"/>
    </style:style>
    <style:style style:name="T57" style:parent-style-name="DefaultParagraphFont" style:family="text">
      <style:text-properties fo:language="nn" fo:country="NO"/>
    </style:style>
    <style:style style:name="T58" style:parent-style-name="DefaultParagraphFont" style:family="text">
      <style:text-properties fo:language="nn" fo:country="NO"/>
    </style:style>
    <style:style style:name="P59" style:parent-style-name="Normal" style:family="paragraph">
      <style:paragraph-properties fo:margin-left="0.5in">
        <style:tab-stops/>
      </style:paragraph-properties>
    </style:style>
    <style:style style:name="T60" style:parent-style-name="DefaultParagraphFont" style:family="text">
      <style:text-properties fo:language="nn" fo:country="NO"/>
    </style:style>
    <style:style style:name="P61" style:parent-style-name="Normal" style:family="paragraph">
      <style:paragraph-properties fo:margin-left="0.5in">
        <style:tab-stops/>
      </style:paragraph-properties>
      <style:text-properties fo:language="nn" fo:country="NO"/>
    </style:style>
    <style:style style:name="P62" style:parent-style-name="Normal" style:family="paragraph">
      <style:paragraph-properties fo:margin-left="0.5in">
        <style:tab-stops/>
      </style:paragraph-properties>
      <style:text-properties fo:language="nn" fo:country="NO"/>
    </style:style>
    <style:style style:name="P63" style:parent-style-name="ListParagraph" style:list-style-name="LFO3" style:family="paragraph"/>
    <style:style style:name="P64" style:parent-style-name="Normal" style:family="paragraph">
      <style:paragraph-properties fo:text-indent="0.5in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ListParagraph" style:family="paragraph">
      <style:text-properties fo:color="#70AD47"/>
    </style:style>
    <style:style style:name="P69" style:parent-style-name="Normal" style:family="paragraph">
      <style:paragraph-properties fo:margin-left="0.5in">
        <style:tab-stops/>
      </style:paragraph-properties>
      <style:text-properties fo:language="nn" fo:country="NO"/>
    </style:style>
    <style:style style:name="T70" style:parent-style-name="DefaultParagraphFont" style:family="text">
      <style:text-properties fo:language="nn" fo:country="NO"/>
    </style:style>
    <style:style style:name="T71" style:parent-style-name="DefaultParagraphFont" style:family="text">
      <style:text-properties fo:language="nn" fo:country="NO"/>
    </style:style>
    <style:style style:name="T72" style:parent-style-name="DefaultParagraphFont" style:family="text">
      <style:text-properties fo:color="#70AD47"/>
    </style:style>
    <style:style style:name="P73" style:parent-style-name="Normal" style:family="paragraph">
      <style:paragraph-properties fo:margin-left="0.5in">
        <style:tab-stops/>
      </style:paragraph-properties>
      <style:text-properties fo:language="nn" fo:country="NO"/>
    </style:style>
    <style:style style:name="P74" style:parent-style-name="Normal" style:family="paragraph">
      <style:paragraph-properties fo:margin-left="0.5in">
        <style:tab-stops/>
      </style:paragraph-properties>
      <style:text-properties fo:language="nn" fo:country="NO"/>
    </style:style>
    <style:style style:name="P75" style:parent-style-name="Normal" style:family="paragraph">
      <style:paragraph-properties fo:margin-left="0.5in">
        <style:tab-stops/>
      </style:paragraph-properties>
      <style:text-properties fo:language="nn" fo:country="NO"/>
    </style:style>
    <style:style style:name="P76" style:parent-style-name="ListParagraph" style:list-style-name="LFO3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ListParagraph" style:list-style-name="LFO3" style:family="paragraph"/>
    <style:style style:name="P79" style:parent-style-name="ListParagraph" style:family="paragraph">
      <style:paragraph-properties fo:margin-left="1in">
        <style:tab-stops/>
      </style:paragraph-properties>
      <style:text-properties fo:language="nn" fo:country="NO"/>
    </style:style>
    <style:style style:name="P80" style:parent-style-name="ListParagraph" style:family="paragraph">
      <style:paragraph-properties fo:text-indent="0.5in"/>
      <style:text-properties fo:color="#70AD47"/>
    </style:style>
    <style:style style:name="P81" style:parent-style-name="ListParagraph" style:family="paragraph">
      <style:paragraph-properties fo:margin-left="1in">
        <style:tab-stops/>
      </style:paragraph-properties>
    </style:style>
    <style:style style:name="T82" style:parent-style-name="DefaultParagraphFont" style:family="text">
      <style:text-properties fo:language="nn" fo:country="NO"/>
    </style:style>
    <style:style style:name="P83" style:parent-style-name="ListParagraph" style:family="paragraph">
      <style:paragraph-properties fo:margin-left="1in">
        <style:tab-stops/>
      </style:paragraph-properties>
    </style:style>
    <style:style style:name="T84" style:parent-style-name="DefaultParagraphFont" style:family="text">
      <style:text-properties fo:language="nn" fo:country="NO"/>
    </style:style>
    <style:style style:name="P85" style:parent-style-name="ListParagraph" style:family="paragraph">
      <style:paragraph-properties fo:margin-left="1in">
        <style:tab-stops/>
      </style:paragraph-properties>
    </style:style>
    <style:style style:name="T86" style:parent-style-name="DefaultParagraphFont" style:family="text">
      <style:text-properties fo:language="nn" fo:country="NO"/>
    </style:style>
    <style:style style:name="P87" style:parent-style-name="ListParagraph" style:family="paragraph">
      <style:paragraph-properties fo:margin-left="1in">
        <style:tab-stops/>
      </style:paragraph-properties>
      <style:text-properties fo:language="nn" fo:country="NO"/>
    </style:style>
    <style:style style:name="P88" style:parent-style-name="ListParagraph" style:family="paragraph">
      <style:paragraph-properties fo:margin-left="1in">
        <style:tab-stops/>
      </style:paragraph-properties>
      <style:text-properties fo:language="nn" fo:country="NO"/>
    </style:style>
    <style:style style:name="P89" style:parent-style-name="ListParagraph" style:list-style-name="LFO3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ListParagraph" style:family="paragraph">
      <style:paragraph-properties fo:margin-left="1in">
        <style:tab-stops/>
      </style:paragraph-properties>
    </style:style>
    <style:style style:name="P93" style:parent-style-name="ListParagraph" style:family="paragraph">
      <style:paragraph-properties fo:margin-left="1in">
        <style:tab-stops/>
      </style:paragraph-properties>
      <style:text-properties fo:language="nn" fo:country="NO"/>
    </style:style>
    <style:style style:name="P94" style:parent-style-name="ListParagraph" style:list-style-name="LFO3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ListParagraph" style:list-style-name="LFO3" style:family="paragraph">
      <style:paragraph-properties fo:text-indent="-0.5076in">
        <style:tab-stops>
          <style:tab-stop style:type="left" style:position="-0.3104in"/>
        </style:tab-stops>
      </style:paragraph-properties>
    </style:style>
    <style:style style:name="P97" style:parent-style-name="ListParagraph" style:family="paragraph">
      <style:paragraph-properties fo:margin-left="1in">
        <style:tab-stops>
          <style:tab-stop style:type="left" style:position="-0.3104in"/>
        </style:tab-stops>
      </style:paragraph-properties>
    </style:style>
    <style:style style:name="P98" style:parent-style-name="ListParagraph" style:family="paragraph">
      <style:paragraph-properties fo:margin-left="1in" fo:text-indent="-0.2125in">
        <style:tab-stops>
          <style:tab-stop style:type="left" style:position="-0.3104in"/>
        </style:tab-stops>
      </style:paragraph-properties>
    </style:style>
    <style:style style:name="T99" style:parent-style-name="DefaultParagraphFont" style:family="text">
      <style:text-properties fo:language="nn" fo:country="NO"/>
    </style:style>
    <style:style style:name="P100" style:parent-style-name="ListParagraph" style:family="paragraph">
      <style:paragraph-properties fo:margin-left="1in" fo:text-indent="-0.2125in">
        <style:tab-stops>
          <style:tab-stop style:type="left" style:position="-0.3104in"/>
        </style:tab-stops>
      </style:paragraph-properties>
    </style:style>
    <style:style style:name="T101" style:parent-style-name="DefaultParagraphFont" style:family="text">
      <style:text-properties fo:language="nn" fo:country="NO"/>
    </style:style>
    <style:style style:name="P102" style:parent-style-name="ListParagraph" style:family="paragraph">
      <style:paragraph-properties fo:margin-left="1in" fo:text-indent="-0.2125in">
        <style:tab-stops>
          <style:tab-stop style:type="left" style:position="-0.3104in"/>
        </style:tab-stops>
      </style:paragraph-properties>
    </style:style>
    <style:style style:name="T103" style:parent-style-name="DefaultParagraphFont" style:family="text">
      <style:text-properties fo:language="nn" fo:country="NO"/>
    </style:style>
    <style:style style:name="P104" style:parent-style-name="ListParagraph" style:family="paragraph">
      <style:paragraph-properties fo:margin-left="1in" fo:text-indent="-0.2125in">
        <style:tab-stops>
          <style:tab-stop style:type="left" style:position="-0.3104in"/>
        </style:tab-stops>
      </style:paragraph-properties>
    </style:style>
    <style:style style:name="T105" style:parent-style-name="DefaultParagraphFont" style:family="text">
      <style:text-properties fo:language="nn" fo:country="NO"/>
    </style:style>
    <style:style style:name="P106" style:parent-style-name="ListParagraph" style:family="paragraph">
      <style:paragraph-properties fo:margin-left="1in" fo:text-indent="-0.5076in">
        <style:tab-stops>
          <style:tab-stop style:type="left" style:position="-0.3104in"/>
        </style:tab-stops>
      </style:paragraph-properties>
    </style:style>
    <style:style style:name="P107" style:parent-style-name="ListParagraph" style:list-style-name="LFO3" style:family="paragraph">
      <style:paragraph-properties fo:text-indent="-0.5076in">
        <style:tab-stops>
          <style:tab-stop style:type="left" style:position="-0.3104in"/>
        </style:tab-stops>
      </style:paragraph-properties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ListParagraph" style:family="paragraph">
      <style:paragraph-properties fo:margin-left="1in">
        <style:tab-stops/>
      </style:paragraph-properties>
    </style:style>
    <style:style style:name="P112" style:parent-style-name="ListParagraph" style:list-style-name="LFO3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ListParagraph" style:family="paragraph">
      <style:paragraph-properties fo:margin-left="1in">
        <style:tab-stops/>
      </style:paragraph-properties>
    </style:style>
    <style:style style:name="T116" style:parent-style-name="DefaultParagraphFont" style:family="text">
      <style:text-properties fo:font-weight="bold" style:font-weight-asian="bold" style:font-weight-complex="bold" fo:color="#70AD47" fo:language="nn" fo:country="NO"/>
    </style:style>
    <style:style style:name="P117" style:parent-style-name="ListParagraph" style:family="paragraph">
      <style:paragraph-properties fo:margin-left="1in">
        <style:tab-stops/>
      </style:paragraph-properties>
    </style:style>
    <style:style style:name="T118" style:parent-style-name="DefaultParagraphFont" style:family="text">
      <style:text-properties fo:language="nn" fo:country="NO"/>
    </style:style>
    <style:style style:name="T119" style:parent-style-name="DefaultParagraphFont" style:family="text">
      <style:text-properties fo:language="nn" fo:country="NO"/>
    </style:style>
    <style:style style:name="P120" style:parent-style-name="ListParagraph" style:family="paragraph">
      <style:paragraph-properties fo:margin-left="1in">
        <style:tab-stops/>
      </style:paragraph-properties>
    </style:style>
    <style:style style:name="T121" style:parent-style-name="DefaultParagraphFont" style:family="text">
      <style:text-properties fo:language="nn" fo:country="NO"/>
    </style:style>
    <style:style style:name="P122" style:parent-style-name="ListParagraph" style:family="paragraph">
      <style:paragraph-properties fo:margin-left="1in">
        <style:tab-stops/>
      </style:paragraph-properties>
    </style:style>
    <style:style style:name="T123" style:parent-style-name="DefaultParagraphFont" style:family="text">
      <style:text-properties fo:language="nn" fo:country="NO"/>
    </style:style>
    <style:style style:name="P124" style:parent-style-name="ListParagraph" style:family="paragraph">
      <style:paragraph-properties fo:margin-left="1in">
        <style:tab-stops/>
      </style:paragraph-properties>
      <style:text-properties fo:language="nn" fo:country="NO"/>
    </style:style>
    <style:style style:name="P125" style:parent-style-name="ListParagraph" style:list-style-name="LFO3" style:family="paragraph"/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ListParagraph" style:list-style-name="LFO3" style:family="paragraph">
      <style:paragraph-properties fo:margin-left="0.6895in">
        <style:tab-stops/>
      </style:paragraph-properties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ListParagraph" style:list-style-name="LFO3" style:family="paragraph">
      <style:paragraph-properties fo:margin-left="0.6895in">
        <style:tab-stops/>
      </style:paragraph-properties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ListParagraph" style:list-style-name="LFO3" style:family="paragraph">
      <style:paragraph-properties fo:margin-left="0.6895in">
        <style:tab-stops/>
      </style:paragraph-properties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ListParagraph" style:list-style-name="LFO3" style:family="paragraph">
      <style:paragraph-properties fo:margin-left="0.6895in">
        <style:tab-stops/>
      </style:paragraph-properties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ListParagraph" style:list-style-name="LFO3" style:family="paragraph">
      <style:paragraph-properties fo:margin-left="0.6895in">
        <style:tab-stops/>
      </style:paragraph-properties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ListParagraph" style:list-style-name="LFO3" style:family="paragraph"/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ListParagraph" style:list-style-name="LFO3" style:family="paragraph">
      <style:paragraph-properties fo:margin-left="0.6895in">
        <style:tab-stops/>
      </style:paragraph-properties>
    </style:style>
    <style:style style:name="P149" style:parent-style-name="ListParagraph" style:list-style-name="LFO3" style:family="paragraph">
      <style:paragraph-properties fo:margin-left="1.1812in">
        <style:tab-stops/>
      </style:paragraph-properties>
    </style:style>
    <style:style style:name="P150" style:parent-style-name="ListParagraph" style:list-style-name="LFO3" style:family="paragraph">
      <style:paragraph-properties fo:margin-left="1.1812in">
        <style:tab-stops/>
      </style:paragraph-properties>
    </style:style>
    <style:style style:name="P151" style:parent-style-name="ListParagraph" style:list-style-name="LFO3" style:family="paragraph">
      <style:paragraph-properties fo:margin-left="0.6895in">
        <style:tab-stops/>
      </style:paragraph-properties>
    </style:style>
    <style:style style:name="P152" style:parent-style-name="ListParagraph" style:list-style-name="LFO3" style:family="paragraph">
      <style:paragraph-properties fo:margin-left="1.1812in">
        <style:tab-stops/>
      </style:paragraph-properties>
    </style:style>
    <style:style style:name="P153" style:parent-style-name="Normal" style:list-style-name="LFO3" style:family="paragraph">
      <style:paragraph-properties fo:margin-left="0.6895in">
        <style:tab-stops/>
      </style:paragraph-properties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Normal" style:list-style-name="LFO3" style:family="paragraph">
      <style:paragraph-properties fo:margin-left="1.1812in">
        <style:tab-stops/>
      </style:paragraph-properties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list-style-name="LFO3" style:family="paragraph">
      <style:paragraph-properties fo:margin-left="0.6895in">
        <style:tab-stops/>
      </style:paragraph-properties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Normal" style:list-style-name="LFO3" style:family="paragraph">
      <style:paragraph-properties fo:margin-left="1.1812in">
        <style:tab-stops/>
      </style:paragraph-properties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ListParagraph" style:list-style-name="LFO3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ListParagraph" style:list-style-name="LFO3" style:family="paragraph">
      <style:paragraph-properties fo:margin-left="0.6895in">
        <style:tab-stops/>
      </style:paragraph-properties>
      <style:text-properties fo:font-weight="bold" style:font-weight-asian="bold" style:font-weight-complex="bold"/>
    </style:style>
    <style:style style:name="P173" style:parent-style-name="ListParagraph" style:list-style-name="LFO3" style:family="paragraph">
      <style:paragraph-properties fo:margin-left="1.1812in">
        <style:tab-stops/>
      </style:paragraph-properties>
    </style:style>
    <style:style style:name="P174" style:parent-style-name="ListParagraph" style:list-style-name="LFO3" style:family="paragraph">
      <style:paragraph-properties fo:margin-left="0.6895in">
        <style:tab-stops/>
      </style:paragraph-properties>
      <style:text-properties fo:font-weight="bold" style:font-weight-asian="bold" style:font-weight-complex="bold"/>
    </style:style>
    <style:style style:name="P175" style:parent-style-name="ListParagraph" style:list-style-name="LFO3" style:family="paragraph">
      <style:paragraph-properties fo:margin-left="1.1812in">
        <style:tab-stops/>
      </style:paragraph-properties>
    </style:style>
    <style:style style:name="P176" style:parent-style-name="ListParagraph" style:list-style-name="LFO21" style:family="paragraph"/>
    <style:style style:name="T177" style:parent-style-name="DefaultParagraphFont" style:family="text">
      <style:text-properties fo:font-weight="bold" style:font-weight-asian="bold" style:font-weight-complex="bold"/>
    </style:style>
    <style:style style:name="P178" style:parent-style-name="ListParagraph" style:list-style-name="LFO21" style:family="paragraph"/>
    <style:style style:name="T179" style:parent-style-name="DefaultParagraphFont" style:family="text">
      <style:text-properties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P183" style:parent-style-name="ListParagraph" style:list-style-name="LFO21" style:family="paragraph"/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ListParagraph" style:list-style-name="LFO21" style:family="paragraph"/>
    <style:style style:name="T186" style:parent-style-name="DefaultParagraphFont" style:family="text">
      <style:text-properties fo:font-weight="bold" style:font-weight-asian="bold" style:font-weight-complex="bold"/>
    </style:style>
    <style:style style:name="P187" style:parent-style-name="ListParagraph" style:family="paragraph">
      <style:text-properties fo:font-weight="bold" style:font-weight-asian="bold" style:font-weight-complex="bold" fo:language="bg" fo:country="BG"/>
    </style:style>
    <style:style style:name="P188" style:parent-style-name="ListParagraph" style:family="paragraph">
      <style:text-properties fo:font-weight="bold" style:font-weight-asian="bold" style:font-weight-complex="bold" fo:language="bg" fo:country="BG"/>
    </style:style>
    <style:style style:name="P189" style:parent-style-name="ListParagraph" style:family="paragraph">
      <style:text-properties fo:font-weight="bold" style:font-weight-asian="bold" style:font-weight-complex="bold" fo:language="bg" fo:country="BG"/>
    </style:style>
    <style:style style:name="P190" style:parent-style-name="Normal" style:family="paragraph">
      <style:paragraph-properties fo:margin-left="0.3937in">
        <style:tab-stops/>
      </style:paragraph-properties>
      <style:text-properties fo:language="bg" fo:country="BG"/>
    </style:style>
  </office:automatic-styles>
  <office:body>
    <office:text text:use-soft-page-breaks="true">
      <text:p text:style-name="P1">WEB API and REST Controllers</text:p>
      <text:p text:style-name="P2"/>
      <text:list text:style-name="LFO3" text:continue-numbering="true">
        <text:list-item>
          <text:p text:style-name="P3">RESTful API</text:p>
        </text:list-item>
      </text:list>
      <text:p text:style-name="P4">True RESTful API, is a web service must adhere to the following six REST architectural constraints</text:p>
      <text:list text:style-name="LFO3" text:continue-numbering="true">
        <text:list-item>
          <text:list>
            <text:list-item>
              <text:p text:style-name="P5">Use of a uniform interface (UI)</text:p>
            </text:list-item>
            <text:list-item>
              <text:p text:style-name="P6">Client-server based</text:p>
            </text:list-item>
            <text:list-item>
              <text:p text:style-name="P7">Stateless operations</text:p>
            </text:list-item>
            <text:list-item>
              <text:p text:style-name="P8">RESTful resource caching</text:p>
            </text:list-item>
            <text:list-item>
              <text:p text:style-name="P9">Layered system</text:p>
            </text:list-item>
            <text:list-item>
              <text:p text:style-name="P10">Code on demand</text:p>
            </text:list-item>
          </text:list>
        </text:list-item>
      </text:list>
      <text:p text:style-name="P11"/>
      <text:list text:style-name="LFO3" text:continue-numbering="true">
        <text:list-item>
          <text:p text:style-name="P12">SOAP and RPC</text:p>
        </text:list-item>
      </text:list>
      <text:p text:style-name="ListParagraph"><text:span text:style-name="T13">Simple Object Access Protocol</text:span><text:s/>(SOAP)</text:p>
      <text:list text:style-name="LFO5" text:continue-numbering="true">
        <text:list-item>
          <text:list>
            <text:list-item>
              <text:p text:style-name="P14">Standardized protocol that<text:s/><text:span text:style-name="T15">sends messages</text:span><text:s/>using other protocols such as<text:s/><text:span text:style-name="T16">HTTP</text:span><text:s/>and<text:s/><text:span text:style-name="T17">SMTP</text:span></text:p>
            </text:list-item>
            <text:list-item>
              <text:p text:style-name="P18">The SOAP specifications are official web standards, maintained and developed by the World Wide Web Consortium (W3C)</text:p>
            </text:list-item>
          </text:list>
        </text:list-item>
      </text:list>
      <text:p text:style-name="P19"/>
      <text:p text:style-name="ListParagraph"><text:span text:style-name="T20">Remote Procedure Call</text:span> (RPC)</text:p>
      <text:list text:style-name="LFO6" text:continue-numbering="true">
        <text:list-item>
          <text:list>
            <text:list-item>
              <text:p text:style-name="P21">A way to describe a mechanism that lets you<text:s/><text:span text:style-name="T22">call a procedure in another process<text:s/></text:span>and<text:s/><text:span text:style-name="T23">exchange data by message passing</text:span></text:p>
            </text:list-item>
          </text:list>
        </text:list-item>
      </text:list>
      <text:p text:style-name="P24"/>
      <text:list text:style-name="LFO3" text:continue-numbering="true">
        <text:list-item>
          <text:p text:style-name="P25">HTTP GET – retrieve data</text:p>
          <text:list text:continue-numbering="true">
            <text:list-item>
              <text:p text:style-name="P26">Used to retrieve single data entities</text:p>
            </text:list-item>
          </text:list>
        </text:list-item>
      </text:list>
      <text:p text:style-name="P27">GET /items/1 -&gt; {id:1, ….}</text:p>
      <text:p text:style-name="P28"/>
      <text:list text:style-name="LFO3" text:continue-numbering="true">
        <text:list-item>
          <text:list>
            <text:list-item>
              <text:p text:style-name="P29">Used to retrieve data arrays</text:p>
            </text:list-item>
          </text:list>
        </text:list-item>
      </text:list>
      <text:p text:style-name="P30">GET /items -&gt; [{id:1, …}, {id:2, …}, …]</text:p>
      <text:p text:style-name="P31"/>
      <text:list text:style-name="LFO3" text:continue-numbering="true">
        <text:list-item>
          <text:p text:style-name="P32">HTTP POST<text:s/>– save data</text:p>
          <text:list text:continue-numbering="true">
            <text:list-item>
              <text:p text:style-name="P33">Used to save data</text:p>
            </text:list-item>
          </text:list>
        </text:list-item>
      </text:list>
      <text:p text:style-name="P34">Request:</text:p>
      <text:p text:style-name="P35">POST /items</text:p>
      <text:p text:style-name="P36">{'name': 'Read Book', <text:s/>'deadline': 1362268800000, <text:s/>'categoryName': 'Work', <text:s/>'enabled': false<text:s/>}</text:p>
      <text:p text:style-name="P37"/>
      <text:p text:style-name="P38">Response:</text:p>
      <text:p text:style-name="P39">OK {'id':<text:s/>1,<text:s/>'name': 'Read Book', <text:s/>'deadline': 1362268800000, <text:s/>'categoryName': 'Work', <text:s/>'enabled': false<text:s/>}</text:p>
      <text:p text:style-name="P40"/>
      <text:p text:style-name="P41"/>
      <text:list text:style-name="LFO3" text:continue-numbering="true">
        <text:list-item>
          <text:p text:style-name="P42">HTTP PUT – Update data<text:s/></text:p>
        </text:list-item>
      </text:list>
      <text:p text:style-name="P43">PUT /items/1<text:s/></text:p>
      <text:p text:style-name="P44">{'id':<text:s/>1,<text:s/>'name': 'Read Book', <text:s/>'deadline': 1362268800000, <text:s/>'categoryName': 'Work', <text:s/>'enabled': false<text:s/>}</text:p>
      <text:p text:style-name="P45"/>
      <text:list text:style-name="LFO3" text:continue-numbering="true">
        <text:list-item>
          <text:p text:style-name="P46">HTTP DELETE – Delete data</text:p>
        </text:list-item>
      </text:list>
      <text:p text:style-name="P47">DELETE /items/delete/1</text:p>
      <text:p text:style-name="P48">REST with Spring</text:p>
      <text:list text:style-name="LFO3" text:continue-numbering="true">
        <text:list-item>
          <text:p text:style-name="P49">Response Body On MVC Controller</text:p>
        </text:list-item>
      </text:list>
      <text:p text:style-name="ListParagraph"/>
      <text:p text:style-name="P50">@GetMapping('/info/{id}')</text:p>
      <text:p text:style-name="P51">@ResponseBody</text:p>
      <text:p text:style-name="ListParagraph">public Student getInfo(@PathVariable Long id){<text:line-break/><text:s text:c="2"/>...<text:s/></text:p>
      <text:p text:style-name="ListParagraph"><text:s text:c="2"/>return new Student().setName(“Joro”);</text:p>
      <text:p text:style-name="ListParagraph">}</text:p>
      <text:p text:style-name="ListParagraph"/>
      <text:list text:style-name="LFO3" text:continue-numbering="true">
        <text:list-item>
          <text:p text:style-name="P52">Response Status</text:p>
        </text:list-item>
      </text:list>
      <text:p text:style-name="P53">@GetMapping('{id}/info')</text:p>
      <text:p text:style-name="P54">@ResponseStatus(HttpStatus.OK)</text:p>
      <text:p text:style-name="P55"><text:span text:style-name="T56">public<text:s/></text:span>GameInfoView<text:span text:style-name="T57"><text:s/>getInfo(@PathVariable Long id){</text:span><text:span text:style-name="T58"><text:line-break/><text:s text:c="2"/>GameInfoView gameInfo = this.gameService.getInfoById(id);</text:span></text:p>
      <text:p text:style-name="P59"><text:span text:style-name="T60"><text:s text:c="2"/>return new Gson().toJson(gameInfo);</text:span></text:p>
      <text:p text:style-name="P61">}</text:p>
      <text:p text:style-name="P62"/>
      <text:list text:style-name="LFO3" text:continue-numbering="true">
        <text:list-item>
          <text:p text:style-name="P63">REST Controllers</text:p>
        </text:list-item>
      </text:list>
      <text:p text:style-name="P64"><text:span text:style-name="T65">@RestController<text:s/></text:span>is essentially<text:s/><text:span text:style-name="T66">@Controller<text:s/></text:span>+<text:s/><text:span text:style-name="T67">@ResponseBody</text:span></text:p>
      <text:p text:style-name="ListParagraph"/>
      <text:p text:style-name="P68">@RestController</text:p>
      <text:p text:style-name="P69">public class OrderController {</text:p>
      <text:p text:style-name="ListParagraph"><text:span text:style-name="T70"><text:s text:c="2"/></text:span><text:span text:style-name="T71"><text:line-break/></text:span><text:span text:style-name="T72"><text:s text:c="2"/>@GetMapping('{id}/info')</text:span></text:p>
      <text:p text:style-name="P73"><text:s text:c="2"/>public ResponseEntity&lt;Game&gt; getGame(@PathVariable Long id){<text:line-break/><text:s text:c="4"/>...</text:p>
      <text:p text:style-name="P74"><text:s text:c="2"/>}</text:p>
      <text:p text:style-name="P75">}</text:p>
      <text:list text:style-name="LFO3" text:continue-numbering="true">
        <text:list-item>
          <text:p text:style-name="P76"><text:span text:style-name="T77">Response Entity</text:span></text:p>
          <text:list text:continue-numbering="true">
            <text:list-item>
              <text:p text:style-name="P78">Controlling the entire response object</text:p>
            </text:list-item>
          </text:list>
        </text:list-item>
      </text:list>
      <text:p text:style-name="P79"/>
      <text:p text:style-name="P80">@GetMapping('{id}/title')</text:p>
      <text:p text:style-name="P81"><text:span text:style-name="T82">public ResponseEntity&lt;Game&gt; getTitle(...){</text:span></text:p>
      <text:p text:style-name="P83"><text:span text:style-name="T84"><text:s text:c="2"/>...</text:span></text:p>
      <text:p text:style-name="P85"><text:span text:style-name="T86"><text:s text:c="2"/>return new ResponseEntity(gameService.getGame(id));</text:span></text:p>
      <text:p text:style-name="P87">}</text:p>
      <text:p text:style-name="P88"/>
      <text:list text:style-name="LFO3" text:continue-numbering="true">
        <text:list-item>
          <text:list>
            <text:list-item>
              <text:p text:style-name="P89">The<text:s/><text:span text:style-name="T90">ResponseEntity&lt;&gt;<text:s/></text:span>object allows you<text:s/><text:span text:style-name="T91">to change the response body</text:span>, response headers and response code</text:p>
            </text:list-item>
          </text:list>
        </text:list-item>
      </text:list>
      <text:p text:style-name="P92"/>
      <text:p text:style-name="P93"/>
      <text:p text:style-name="ListParagraph"/>
      <text:p text:style-name="Normal"/>
      <text:soft-page-break/>
      <text:list text:style-name="LFO3" text:continue-numbering="true">
        <text:list-item>
          <text:p text:style-name="P94"><text:span text:style-name="T95">Spring Data REST</text:span></text:p>
          <text:list text:continue-numbering="true">
            <text:list-item>
              <text:p text:style-name="P96">Maven Dependency</text:p>
            </text:list-item>
          </text:list>
        </text:list-item>
      </text:list>
      <text:p text:style-name="P97"/>
      <text:p text:style-name="P98"><text:span text:style-name="T99">&lt;dependency&gt;</text:span></text:p>
      <text:p text:style-name="P100"><text:span text:style-name="T101"><text:s text:c="2"/>&lt;groupId&gt;org.springframework.boot&lt;/groupId&gt;</text:span></text:p>
      <text:p text:style-name="P102"><text:span text:style-name="T103"><text:s text:c="2"/>&lt;artifactId&gt;spring-boot-starter-data-rest&lt;/artifactId&gt;</text:span></text:p>
      <text:p text:style-name="P104"><text:span text:style-name="T105">&lt;/dependency&gt;</text:span></text:p>
      <text:p text:style-name="P106"/>
      <text:list text:style-name="LFO3" text:continue-numbering="true">
        <text:list-item>
          <text:list>
            <text:list-item>
              <text:p text:style-name="P107">Spring Data REST<text:s/><text:span text:style-name="T108">scans your project<text:s/></text:span>and<text:s/><text:span text:style-name="T109">provides REST API<text:s/></text:span>for your application<text:s/><text:span text:style-name="T110">using HAL</text:span><text:s/>as media type</text:p>
            </text:list-item>
          </text:list>
        </text:list-item>
      </text:list>
      <text:p text:style-name="P111"/>
      <text:list text:style-name="LFO3" text:continue-numbering="true">
        <text:list-item>
          <text:p text:style-name="P112"><text:span text:style-name="T113">Configuring Repositories</text:span></text:p>
        </text:list-item>
      </text:list>
      <text:p text:style-name="ListParagraph"><text:s/>You can configure repository settings using the<text:s/><text:span text:style-name="T114">@RepositoryRestResource<text:s/></text:span>annotation:</text:p>
      <text:p text:style-name="P115"><text:span text:style-name="T116">@RepositoryRestResource(path = 'gameIssues')</text:span></text:p>
      <text:p text:style-name="P117"><text:span text:style-name="T118">public interface IssueRepository extends<text:s/></text:span><text:span text:style-name="T119"><text:line-break/><text:s text:c="32"/>JpaRepository&lt;Issue, Long&gt; {</text:span></text:p>
      <text:p text:style-name="P120"><text:span text:style-name="T121"><text:s text:c="4"/>Issue getById(@Param('id') Long id);</text:span></text:p>
      <text:p text:style-name="P122"><text:span text:style-name="T123"><text:s text:c="4"/>List&lt;Issue&gt; getAllByOrderByDateDesc();</text:span></text:p>
      <text:p text:style-name="P124">}</text:p>
      <text:p text:style-name="Normal"/>
      <text:list text:style-name="LFO3" text:continue-numbering="true">
        <text:list-item>
          <text:p text:style-name="P125"><text:span text:style-name="T126">Rest Template</text:span></text:p>
          <text:list text:continue-numbering="true">
            <text:list-item>
              <text:p text:style-name="P127">Accessing<text:s/><text:span text:style-name="T128">a third-party REST service<text:s/></text:span>inside a Spring application revolves around the use of the Spring <text:span text:style-name="T129">RestTemplate class</text:span></text:p>
            </text:list-item>
            <text:list-item>
              <text:p text:style-name="P130">Class is <text:span text:style-name="T131">designed to call REST services</text:span></text:p>
            </text:list-item>
            <text:list-item>
              <text:p text:style-name="P132">Its<text:s/><text:span text:style-name="T133">main methods<text:s/></text:span>are closely tied to<text:s/><text:span text:style-name="T134">REST's underpinnings</text:span>, which are the<text:s/><text:span text:style-name="T135">HTTP protocol's methods</text:span>: <text:span text:style-name="T136">HEAD</text:span>, <text:span text:style-name="T137">GET</text:span>, <text:span text:style-name="T138">POST</text:span>, <text:span text:style-name="T139">PUT</text:span>, <text:span text:style-name="T140">DELETE</text:span></text:p>
            </text:list-item>
            <text:list-item>
              <text:p text:style-name="P141"><text:span text:style-name="T142">Recommended</text:span><text:s/>to use the non-blocking,<text:s/><text:span text:style-name="T143">reactive WebClient</text:span>.</text:p>
            </text:list-item>
            <text:list-item>
              <text:p text:style-name="P144">RestTemplate will be<text:s/><text:span text:style-name="T145">deprecated in a future version</text:span></text:p>
            </text:list-item>
          </text:list>
        </text:list-item>
      </text:list>
      <text:p text:style-name="ListParagraph"/>
      <text:list text:style-name="LFO3" text:continue-numbering="true">
        <text:list-item>
          <text:p text:style-name="P146"><text:span text:style-name="T147">HTTP GET Method Example</text:span></text:p>
          <text:list text:continue-numbering="true">
            <text:list-item>
              <text:p text:style-name="P148">getForObject(url, classType)</text:p>
              <text:list text:continue-numbering="true">
                <text:list-item>
                  <text:p text:style-name="P149">Retrieves a representation by doing a GET on the URL.</text:p>
                </text:list-item>
                <text:list-item>
                  <text:p text:style-name="P150">The response (if any) is unmarshalled to given class type and returned</text:p>
                </text:list-item>
              </text:list>
            </text:list-item>
            <text:list-item>
              <text:p text:style-name="P151">getForEntity(url, responseType)</text:p>
              <text:list text:continue-numbering="true">
                <text:list-item>
                  <text:p text:style-name="P152">Retrieve a representation as ResponseEntity by doing a GET on the URL</text:p>
                </text:list-item>
              </text:list>
            </text:list-item>
            <text:list-item>
              <text:p text:style-name="P153"><text:span text:style-name="T154">exchange(requestEntity, responseType)</text:span></text:p>
              <text:list text:continue-numbering="true">
                <text:list-item>
                  <text:p text:style-name="P155"><text:span text:style-name="T156">Executes</text:span><text:s/>the specified<text:s/><text:span text:style-name="T157">request</text:span><text:s/>and<text:s/><text:span text:style-name="T158">returns</text:span><text:s/>the response as <text:span text:style-name="T159">ResponseEntity</text:span></text:p>
                </text:list-item>
              </text:list>
            </text:list-item>
            <text:list-item>
              <text:p text:style-name="P160"><text:span text:style-name="T161">execute(url, httpMethod, requestCallback, responseExtractor)</text:span></text:p>
              <text:list text:continue-numbering="true">
                <text:list-item>
                  <text:p text:style-name="P162"><text:span text:style-name="T163">Executes</text:span><text:s/><text:span text:style-name="T164">the</text:span> <text:span text:style-name="T165">httpMethod</text:span> to the given URI template and<text:s/><text:span text:style-name="T166">preparing the request<text:s/></text:span>with the <text:span text:style-name="T167">RequestCallback</text:span></text:p>
                </text:list-item>
              </text:list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Normal"/>
      <text:soft-page-break/>
      <text:list text:style-name="LFO3" text:continue-numbering="true">
        <text:list-item>
          <text:p text:style-name="P168"><text:span text:style-name="T169">HTTP<text:s/></text:span><text:span text:style-name="T170">POST</text:span><text:span text:style-name="T171"><text:s/>Method Example</text:span></text:p>
          <text:list text:continue-numbering="true">
            <text:list-item>
              <text:p text:style-name="P172">postForObject(url, request, classType)</text:p>
              <text:list text:continue-numbering="true">
                <text:list-item>
                  <text:p text:style-name="P173">POSTs the given object to the URL and returns the representation found in the response as given class type</text:p>
                </text:list-item>
              </text:list>
            </text:list-item>
            <text:list-item>
              <text:p text:style-name="P174">postForEntity(url, request, responseType)</text:p>
              <text:list text:continue-numbering="true">
                <text:list-item>
                  <text:p text:style-name="P175">POSTs the given object to the URL and returns the response as ResponseEntity</text:p>
                </text:list-item>
              </text:list>
            </text:list-item>
          </text:list>
        </text:list-item>
      </text:list>
      <text:p text:style-name="ListParagraph"/>
      <text:list text:style-name="LFO21" text:continue-numbering="true">
        <text:list-item>
          <text:p text:style-name="P176"><text:span text:style-name="T177">postForLocation(url, request, responseType)</text:span></text:p>
          <text:list text:continue-numbering="true">
            <text:list-item>
              <text:p text:style-name="P178"><text:span text:style-name="T179">POSTs</text:span><text:s/>the given object<text:s/><text:span text:style-name="T180">to the URL<text:s/></text:span>and<text:s/><text:span text:style-name="T181">returns<text:s/></text:span>the value of the<text:s/><text:span text:style-name="T182">Location header</text:span></text:p>
            </text:list-item>
          </text:list>
        </text:list-item>
        <text:list-item>
          <text:p text:style-name="P183"><text:span text:style-name="T184">exchange(url, requestEntity, responseType)</text:span></text:p>
        </text:list-item>
        <text:list-item>
          <text:p text:style-name="P185"><text:span text:style-name="T186">execute(url, httpMethod, requestCallback, responseExtractor)</text:span></text:p>
        </text:list-item>
      </text:list>
      <text:p text:style-name="ListParagraph"/>
      <text:p text:style-name="P187"/>
      <text:p text:style-name="P188"/>
      <text:p text:style-name="P189"/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Symbol"/>
    </style:style>
    <style:style style:name="WW_CharLFO6LVL2" style:family="text">
      <style:text-properties style:font-name="Symbol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Wingdings"/>
    </style:style>
    <style:style style:name="WW_CharLFO13LVL5" style:family="text">
      <style:text-properties style:font-name="Wingdings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Wingdings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Wingdings"/>
    </style:style>
    <style:style style:name="WW_CharLFO14LVL5" style:family="text">
      <style:text-properties style:font-name="Wingdings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Wingdings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Wingdings"/>
    </style:style>
    <style:style style:name="WW_CharLFO15LVL5" style:family="text">
      <style:text-properties style:font-name="Wingdings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Wingdings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Wingdings"/>
    </style:style>
    <style:style style:name="WW_CharLFO16LVL5" style:family="text">
      <style:text-properties style:font-name="Wingdings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Wingdings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Wingdings"/>
    </style:style>
    <style:style style:name="WW_CharLFO17LVL5" style:family="text">
      <style:text-properties style:font-name="Wingdings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Wingdings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Wingdings"/>
    </style:style>
    <style:style style:name="WW_CharLFO18LVL5" style:family="text">
      <style:text-properties style:font-name="Wingdings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Wingdings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Wingdings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Wingdings"/>
    </style:style>
    <style:style style:name="WW_CharLFO19LVL5" style:family="text">
      <style:text-properties style:font-name="Wingdings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Wingdings"/>
    </style:style>
    <style:style style:name="WW_CharLFO19LVL8" style:family="text">
      <style:text-properties style:font-name="Wingdings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Wingdings"/>
    </style:style>
    <style:style style:name="WW_CharLFO20LVL5" style:family="text">
      <style:text-properties style:font-name="Wingdings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Wingdings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Wingdings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Wingdings"/>
    </style:style>
    <style:style style:name="WW_CharLFO21LVL5" style:family="text">
      <style:text-properties style:font-name="Wingdings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Wingdings"/>
    </style:style>
    <style:style style:name="WW_CharLFO21LVL8" style:family="text">
      <style:text-properties style:font-name="Wingdings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1LVL2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37in" fo:margin-left="0.7875in" fo:margin-bottom="0.3944in" fo:margin-right="0.427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ffice365 Account 1</meta:initial-creator>
    <dc:creator>Office365 Account 1</dc:creator>
    <meta:creation-date>2022-08-04T06:17:00Z</meta:creation-date>
    <dc:date>2022-08-04T06:48:00Z</dc:date>
    <meta:template xlink:href="Normal.dotm" xlink:type="simple"/>
    <meta:editing-cycles>3</meta:editing-cycles>
    <meta:editing-duration>PT1860S</meta:editing-duration>
    <meta:document-statistic meta:page-count="4" meta:paragraph-count="8" meta:word-count="648" meta:character-count="4337" meta:row-count="30" meta:non-whitespace-character-count="3697"/>
  </office:meta>
</office:document-meta>
</file>